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8.767cm" fo:min-width="9.914cm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1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9.017cm" svg:x="5.826cm" svg:y="6.33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15.224cm" svg:x2="16.24cm" svg:y2="6.334cm">
          <text:p/>
        </draw:line>
        <draw:custom-shape draw:style-name="gr3" draw:text-style-name="P2" draw:layer="layout" svg:width="0.889cm" svg:height="0.762cm" svg:x="5.44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762cm" svg:x="15.732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762cm" svg:x="15.732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762cm" svg:x="5.445cm" svg:y="5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6-06T10:11:35.691000000</dc:date>
    <meta:editing-duration>PT1M56S</meta:editing-duration>
    <meta:editing-cycles>1</meta:editing-cycles>
    <meta:document-statistic meta:object-count="6"/>
  </office:meta>
</office:document-meta>
</file>